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1.0134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3.8972in"/>
    </style:style>
    <style:style style:name="co4" style:family="table-column">
      <style:table-column-properties fo:break-before="auto" style:column-width="4.7362in"/>
    </style:style>
    <style:style style:name="co5" style:family="table-column">
      <style:table-column-properties fo:break-before="auto" style:column-width="1.1366in"/>
    </style:style>
    <style:style style:name="co6" style:family="table-column">
      <style:table-column-properties fo:break-before="auto" style:column-width="1.6335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/>
    </style:style>
    <style:style style:name="ce17" style:family="table-cell" style:parent-style-name="Default">
      <style:table-cell-properties fo:background-color="#8e86ae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000000"/>
      <style:text-properties fo:font-weight="bold"/>
    </style:style>
    <style:style style:name="ce23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2b2b2" style:vertical-align="middle"/>
      <style:text-properties fo:font-weight="bold"/>
    </style:style>
    <style:style style:name="ce11" style:family="table-cell" style:parent-style-name="Default">
      <style:table-cell-properties fo:background-color="#8e86ae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fo:background-color="#000000" style:vertical-align="middle"/>
      <style:text-properties fo:font-weight="bold"/>
    </style:style>
    <style:style style:name="ce15" style:family="table-cell" style:parent-style-name="Default">
      <style:table-cell-properties fo:background-color="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bq_tas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3"/>
        <table:table-column table:style-name="co8" table:number-columns-repeated="16376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output_fil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notes</text:p>
          </table:table-cell>
          <table:table-cell table:style-name="ce22"/>
          <table:table-cell table:style-name="ce1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which_macromolecule-questions.txt</text:p>
          </table:table-cell>
          <table:table-cell table:style-name="ce18" office:value-type="string" calcext:value-type="string">
            <text:p>{bp_root}/biochemistry-problems/PUBCHEM/which_macromolecule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1</text:p>
          </table:table-cell>
          <table:table-cell office:value-type="string" calcext:value-type="string">
            <text:p>bbq-which_hydrophobic-simple-questions.txt</text:p>
          </table:table-cell>
          <table:table-cell office:value-type="string" calcext:value-type="string">
            <text:p>{bp_root}/biochemistry-problems/which_hydrophobic-simple.py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macromolecul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acromolecul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optimal_buffering_range-questions.txt</text:p>
          </table:table-cell>
          <table:table-cell office:value-type="string" calcext:value-type="string">
            <text:p>{bp_root}/biochemistry-problems/buffers/optimal_buffering_range.py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2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3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3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4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equation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equation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H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H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Ka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K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Ka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K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ratio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rati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ratio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rati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2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easy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3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mediu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4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rigorous</text:p>
          </table:table-cell>
          <table:table-cell table:number-columns-repeated="3"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3</text:p>
          </table:table-cell>
          <table:table-cell table:style-name="ce18" office:value-type="string" calcext:value-type="string">
            <text:p>bbq-which_amino_acid-FIB-questions.txt</text:p>
          </table:table-cell>
          <table:table-cell table:style-name="ce18" office:value-type="string" calcext:value-type="string">
            <text:p>{bp_root}/biochemistry-problems/PUBCHEM/which_amino_acid.py</text:p>
          </table:table-cell>
          <table:table-cell table:style-name="ce18" office:value-type="string" calcext:value-type="string">
            <text:p>--mc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3</text:p>
          </table:table-cell>
          <table:table-cell table:style-name="ce18" office:value-type="string" calcext:value-type="string">
            <text:p>bbq-which_amino_acid-MC-7_choices-questions.txt</text:p>
          </table:table-cell>
          <table:table-cell table:style-name="ce18" office:value-type="string" calcext:value-type="string">
            <text:p>{bp_root}/biochemistry-problems/PUBCHEM/which_amino_acid.py</text:p>
          </table:table-cell>
          <table:table-cell table:style-name="ce18" office:value-type="string" calcext:value-type="string">
            <text:p>--fib</text:p>
          </table:table-cell>
          <table:table-cell table:style-name="ce18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MC-amino_acid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amino_acid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4</text:p>
          </table:table-cell>
          <table:table-cell office:value-type="string" calcext:value-type="string">
            <text:p>bbq-alpha_helix_h-bonds-MC-questions.txt</text:p>
          </table:table-cell>
          <table:table-cell office:value-type="string" calcext:value-type="string">
            <text:p>{bp_root}/biochemistry-problems/alpha_helix_h-bonds.py</text:p>
          </table:table-cell>
          <table:table-cell office:value-type="string" calcext:value-type="string">
            <text:p>--mc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4</text:p>
          </table:table-cell>
          <table:table-cell table:style-name="ce18" office:value-type="string" calcext:value-type="string">
            <text:p>bbq-alpha_helix_h-bonds-MC-questions.txt</text:p>
          </table:table-cell>
          <table:table-cell table:style-name="ce18" office:value-type="string" calcext:value-type="string">
            <text:p>{bp_root}/biochemistry-problems/alpha_helix_h-bonds.py</text:p>
          </table:table-cell>
          <table:table-cell table:style-name="ce18" office:value-type="string" calcext:value-type="string">
            <text:p>--ma</text:p>
          </table:table-cell>
          <table:table-cell table:style-name="ce18" table:number-columns-repeated="3"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4</text:p>
          </table:table-cell>
          <table:table-cell table:style-name="ce18" office:value-type="string" calcext:value-type="string">
            <text:p>bbq-ionic_bond_amino_acids-questions.txt</text:p>
          </table:table-cell>
          <table:table-cell table:style-name="ce18" office:value-type="string" calcext:value-type="string">
            <text:p>{bp_root}/biochemistry-problems/ionic_bond_amino_acids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levels_of_protein_structur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levels_of_protein_structur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isoelectric_one_protein-questions.txt</text:p>
          </table:table-cell>
          <table:table-cell table:style-name="ce18" office:value-type="string" calcext:value-type="string">
            <text:p>{bp_root}/biochemistry-problems/isoelectric_one_protein.py</text:p>
          </table:table-cell>
          <table:table-cell table:style-name="ce18" table:number-columns-repeated="3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isoelectric_two_proteins-questions.txt</text:p>
          </table:table-cell>
          <table:table-cell table:style-name="ce18" office:value-type="string" calcext:value-type="string">
            <text:p>{bp_root}/biochemistry-problems/isoelectric_two_proteins.py</text:p>
          </table:table-cell>
          <table:table-cell table:style-name="ce18" table:number-columns-repeated="3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protein_gel_migration-questions.txt</text:p>
          </table:table-cell>
          <table:table-cell table:style-name="ce18" office:value-type="string" calcext:value-type="string">
            <text:p>{bp_root}/biochemistry-problems/protein_gel_migration.py</text:p>
          </table:table-cell>
          <table:table-cell table:style-name="ce18" office:value-type="string" calcext:value-type="string">
            <text:p>--mc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protein_gel_migration-questions.txt</text:p>
          </table:table-cell>
          <table:table-cell table:style-name="ce18" office:value-type="string" calcext:value-type="string">
            <text:p>{bp_root}/biochemistry-problems/protein_gel_migration.py</text:p>
          </table:table-cell>
          <table:table-cell table:style-name="ce18" office:value-type="string" calcext:value-type="string">
            <text:p>--num</text:p>
          </table:table-cell>
          <table:table-cell table:style-name="ce18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cell_disruption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ell_disruption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chromatograph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romatography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protein_v_dna_gel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protein_v_dna_gel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chemical_reaction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chemical_reaction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gibbs_free_energy_equation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gibbs_free_energy_equation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thermodynamic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thermodynamic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energy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energy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BCHM355-metabolic_pathway_inhibitor-questions.txt</text:p>
          </table:table-cell>
          <table:table-cell table:style-name="ce18" office:value-type="string" calcext:value-type="string">
            <text:p>{bp_root}/biochemistry-problems/metabolic_pathway_inhibitor.py</text:p>
          </table:table-cell>
          <table:table-cell table:style-name="ce18" office:value-type="string" calcext:value-type="string">
            <text:p>--biol301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BCHM355-metabolic_pathway_inhibitor-questions.txt</text:p>
          </table:table-cell>
          <table:table-cell table:style-name="ce18" office:value-type="string" calcext:value-type="string">
            <text:p>{bp_root}/biochemistry-problems/metabolic_pathway_inhibitor.py</text:p>
          </table:table-cell>
          <table:table-cell table:style-name="ce18" office:value-type="string" calcext:value-type="string">
            <text:p>--bchm355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michaelis_menten_table-inhibition-questions.txt</text:p>
          </table:table-cell>
          <table:table-cell table:style-name="ce18" office:value-type="string" calcext:value-type="string">
            <text:p>{bp_root}/biochemistry-problems/michaelis_menten_table-inhibition.py</text:p>
          </table:table-cell>
          <table:table-cell table:style-name="ce18" table:number-columns-repeated="3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michaelis_menten_table-Km-questions.txt</text:p>
          </table:table-cell>
          <table:table-cell table:style-name="ce18" office:value-type="string" calcext:value-type="string">
            <text:p>{bp_root}/biochemistry-problems/michaelis_menten_table-Km.py</text:p>
          </table:table-cell>
          <table:table-cell table:style-name="ce18" table:number-columns-repeated="3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-enzyme_equilibrium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zyme_equilibrium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-m-m_kinetic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m-m_kinetic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enzyme_cofactor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zyme_cofactor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which_enzyme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which_enzym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C-enzyme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enzyme_terminology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8</text:p>
          </table:table-cell>
          <table:table-cell table:style-name="ce18" office:value-type="string" calcext:value-type="string">
            <text:p>bbq-metabolic_pathway_allosteric-questions.txt</text:p>
          </table:table-cell>
          <table:table-cell table:style-name="ce18" office:value-type="string" calcext:value-type="string">
            <text:p>{bp_root}/biochemistry-problems/metabolic_pathway_allosteric.py</text:p>
          </table:table-cell>
          <table:table-cell table:style-name="ce18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Fischer-MA-with_hint-questions.txt</text:p>
          </table:table-cell>
          <table:table-cell table:style-name="ce18" office:value-type="string" calcext:value-type="string">
            <text:p>{bp_root}/biochemistry-problems/carbohydrates_classification/classify_Fischer.py</text:p>
          </table:table-cell>
          <table:table-cell table:style-name="ce18" table:number-columns-repeated="4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Haworth-MA-with_hint-FURAN-questions.txt</text:p>
          </table:table-cell>
          <table:table-cell table:style-name="ce18" office:value-type="string" calcext:value-type="string">
            <text:p>{bp_root}/biochemistry-problems/carbohydrates_classification/classify_Haworth.py</text:p>
          </table:table-cell>
          <table:table-cell table:style-name="ce18" office:value-type="string" calcext:value-type="string">
            <text:p>--furan</text:p>
          </table:table-cell>
          <table:table-cell table:style-name="ce18"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Haworth-MA-with_hint-PYRAN-questions.txt</text:p>
          </table:table-cell>
          <table:table-cell table:style-name="ce18" office:value-type="string" calcext:value-type="string">
            <text:p>{bp_root}/biochemistry-problems/carbohydrates_classification/classify_Haworth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D_to_L_Fischer_configuration-questions.txt</text:p>
          </table:table-cell>
          <table:table-cell table:style-name="ce18" office:value-type="string" calcext:value-type="string">
            <text:p>{bp_root}/biochemistry-problems/carbohydrates_classification/D_to_L_Fischer_configuration.py</text:p>
          </table:table-cell>
          <table:table-cell table:style-name="ce18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D_to_L_Haworth_configuration-questions.txt</text:p>
          </table:table-cell>
          <table:table-cell table:style-name="ce18" office:value-type="string" calcext:value-type="string">
            <text:p>{bp_root}/biochemistry-problems/carbohydrates_classification/D_to_L_Haworth_configuration.py</text:p>
          </table:table-cell>
          <table:table-cell table:style-name="ce18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ATCH-polysaccharid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polysaccharid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C-polysaccharid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polysaccharid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Haworth_to_Fischer-MC-with_hint-FURAN-5_choices-questions.txt</text:p>
          </table:table-cell>
          <table:table-cell table:style-name="ce18" office:value-type="string" calcext:value-type="string">
            <text:p>{bp_root}/biochemistry-problems/carbohydrates_classification/convert_Haworth_to_Fischer.py</text:p>
          </table:table-cell>
          <table:table-cell table:style-name="ce18" office:value-type="string" calcext:value-type="string">
            <text:p>--furan</text:p>
          </table:table-cell>
          <table:table-cell table:style-name="ce18"/>
          <table:table-cell table:style-name="ce18" office:value-type="string" calcext:value-type="string">
            <text:p>script not found</text:p>
          </table:table-cell>
          <table:table-cell table:style-name="ce18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Haworth_to_Fischer-MC-with_hint-PYRAN-5_choices-questions.txt</text:p>
          </table:table-cell>
          <table:table-cell table:style-name="ce18" office:value-type="string" calcext:value-type="string">
            <text:p>{bp_root}/biochemistry-problems/carbohydrates_classification/convert_Haworth_to_Fischer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Fischer_to_Haworth-MC-with_hint-FURAN-5_choices-questions.txt</text:p>
          </table:table-cell>
          <table:table-cell table:style-name="ce18" office:value-type="string" calcext:value-type="string">
            <text:p>{bp_root}/biochemistry-problems/carbohydrates_classification/convert_Fischer_to_Haworth.py</text:p>
          </table:table-cell>
          <table:table-cell table:style-name="ce18" office:value-type="string" calcext:value-type="string">
            <text:p>--furan</text:p>
          </table:table-cell>
          <table:table-cell table:style-name="ce18"/>
          <table:table-cell table:style-name="ce18" office:value-type="string" calcext:value-type="string">
            <text:p>script not found</text:p>
          </table:table-cell>
          <table:table-cell table:style-name="ce18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Fischer_to_Haworth-MC-with_hint-PYRAN-5_choices-questions.txt</text:p>
          </table:table-cell>
          <table:table-cell table:style-name="ce18" office:value-type="string" calcext:value-type="string">
            <text:p>{bp_root}/biochemistry-problems/carbohydrates_classification/convert_Fischer_to_Haworth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3"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beadle_tatum-metabolic_pathway-5_metabolites-questions.txt</text:p>
          </table:table-cell>
          <table:table-cell table:style-name="ce18" office:value-type="string" calcext:value-type="string">
            <text:p>{bp_root}/molecular_biology-problems/beadle_tatum-metabolic_pathway.py</text:p>
          </table:table-cell>
          <table:table-cell table:style-name="ce18" table:number-columns-repeated="4"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ATCH-genetic_disorder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genetic_disorder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ATCH-genetics_terminology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genetics_terminology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genetic_disorder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genetic_disorder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genetics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genetics_terminology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hargaff_dna_percent-5_choices-questions.txt</text:p>
          </table:table-cell>
          <table:table-cell table:style-name="ce6" office:value-type="string" calcext:value-type="string">
            <text:p>{bp_root}/molecular_biology-problems/chargaff_dna_percent.py</text:p>
          </table:table-cell>
          <table:table-cell table:style-name="ce6" office:value-type="string" calcext:value-type="string">
            <text:p>-c 5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omplementary_sequences-mc-directionless-questions.txt</text:p>
          </table:table-cell>
          <table:table-cell table:style-name="ce6" office:value-type="string" calcext:value-type="string">
            <text:p>{bp_root}/molecular_biology-problems/complementary_sequences.py</text:p>
          </table:table-cell>
          <table:table-cell table:style-name="ce6" office:value-type="string" calcext:value-type="string">
            <text:p>--mc --directionless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omplementary_sequences-mc-prime-questions.txt</text:p>
          </table:table-cell>
          <table:table-cell table:style-name="ce6" office:value-type="string" calcext:value-type="string">
            <text:p>{bp_root}/molecular_biology-problems/complementary_sequences.py</text:p>
          </table:table-cell>
          <table:table-cell table:style-name="ce6" office:value-type="string" calcext:value-type="string">
            <text:p>--mc --prime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TFMS-dna_structure-biol_351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dna_structure-biol_351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TFMS-nucleotide_component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nucleotide_component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blood_type_agglutination_test-questions.txt</text:p>
          </table:table-cell>
          <table:table-cell table:style-name="ce6" office:value-type="string" calcext:value-type="string">
            <text:p>{bp_root}/dna_profiling-problems/blood_type_agglutination_test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hla_genotype-2_markers-black-questions.txt</text:p>
          </table:table-cell>
          <table:table-cell table:style-name="ce6" office:value-type="string" calcext:value-type="string">
            <text:p>{bp_root}/dna_profiling-problems/hla_genotype.py</text:p>
          </table:table-cell>
          <table:table-cell table:style-name="ce6" office:value-type="string" calcext:value-type="string">
            <text:p>-n 2 --bw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hla_genotype-3_markers-color-questions.txt</text:p>
          </table:table-cell>
          <table:table-cell table:style-name="ce6" office:value-type="string" calcext:value-type="string">
            <text:p>{bp_root}/dna_profiling-problems/hla_genotype.py</text:p>
          </table:table-cell>
          <table:table-cell table:style-name="ce6" office:value-type="string" calcext:value-type="string">
            <text:p>-n 3 --color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EASY-3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easy -c 3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HARD-9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hard -c 9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MEDIUM-5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medium -c 5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EASY-4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easy -c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HARD-9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hard -c 9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MEDIUM-5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medium -c 5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0-sites_3-strand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0 -s 3 --strand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3-sites_3-fragment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3 -s 3 --fragment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6-sites_4-strand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6 -s 4 --strand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8-sites_2-fragment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8 -s 2 --fragment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sequence-MC-6_choices-questions.txt</text:p>
          </table:table-cell>
          <table:table-cell table:style-name="ce6" office:value-type="string" calcext:value-type="string">
            <text:p>{bp_root}/molecular_biology-problems/overhang_sequence.py</text:p>
          </table:table-cell>
          <table:table-cell table:style-name="ce6" office:value-type="string" calcext:value-type="string">
            <text:p>--mc -c 6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type-end_type-questions.txt</text:p>
          </table:table-cell>
          <table:table-cell table:style-name="ce6" office:value-type="string" calcext:value-type="string">
            <text:p>{bp_root}/molecular_biology-problems/overhang_type.py</text:p>
          </table:table-cell>
          <table:table-cell table:style-name="ce6" office:value-type="string" calcext:value-type="string">
            <text:p>--end-type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type-overhang_type-questions.txt</text:p>
          </table:table-cell>
          <table:table-cell table:style-name="ce6" office:value-type="string" calcext:value-type="string">
            <text:p>{bp_root}/molecular_biology-problems/overhang_type.py</text:p>
          </table:table-cell>
          <table:table-cell table:style-name="ce6" office:value-type="string" calcext:value-type="string">
            <text:p>--overhang-type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palindrome_sequence_match-questions.txt</text:p>
          </table:table-cell>
          <table:table-cell table:style-name="ce6" office:value-type="string" calcext:value-type="string">
            <text:p>{bp_root}/molecular_biology-problems/palindrome_sequence_match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TFMS-english_palindrome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glish_palindrom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onohybrid_genotype_statements-questions.txt</text:p>
          </table:table-cell>
          <table:table-cell table:style-name="ce6" office:value-type="string" calcext:value-type="string">
            <text:p>{bp_root}/inheritance-problems/monohybrid_genotype_statement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punnett_choice-questions.txt</text:p>
          </table:table-cell>
          <table:table-cell table:style-name="ce6" office:value-type="string" calcext:value-type="string">
            <text:p>{bp_root}/inheritance-problems/punnett_choic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_cross_terminology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_cross_terminology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_four_principl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_four_principl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ian_genetics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ian_genetics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onohybrid_cross_genotype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_cross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_cross_terminology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_four_principl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_four_principl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ian_genetics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ian_genetics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onohybrid_cross_genotyp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blood_type_mother-questions.txt</text:p>
          </table:table-cell>
          <table:table-cell table:style-name="ce6" office:value-type="string" calcext:value-type="string">
            <text:p>{bp_root}/inheritance-problems/blood_type_mother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blood_type_offspring-questions.txt</text:p>
          </table:table-cell>
          <table:table-cell table:style-name="ce6" office:value-type="string" calcext:value-type="string">
            <text:p>{bp_root}/inheritance-problems/blood_type_offspring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dihybrid_cross_epistatic_gene_interactions-4_choices-questions.txt</text:p>
          </table:table-cell>
          <table:table-cell table:style-name="ce6" office:value-type="string" calcext:value-type="string">
            <text:p>{bp_root}/inheritance-problems/dihybrid_cross_epistatic_gene_interactions.py</text:p>
          </table:table-cell>
          <table:table-cell table:style-name="ce6" office:value-type="string" calcext:value-type="string">
            <text:p>-c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dihybrid_cross_epistatic_gene_metabolics-4_choices-questions.txt</text:p>
          </table:table-cell>
          <table:table-cell table:style-name="ce6" office:value-type="string" calcext:value-type="string">
            <text:p>{bp_root}/inheritance-problems/dihybrid_cross_epistatic_gene_metabolics.py</text:p>
          </table:table-cell>
          <table:table-cell table:style-name="ce6" office:value-type="string" calcext:value-type="string">
            <text:p>-c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epistasis_test_cross-forward_direction-4_choices-questions.txt</text:p>
          </table:table-cell>
          <table:table-cell table:style-name="ce6" office:value-type="string" calcext:value-type="string">
            <text:p>{bp_root}/inheritance-problems/epistasis_test_cross.py</text:p>
          </table:table-cell>
          <table:table-cell table:style-name="ce6" office:value-type="string" calcext:value-type="string">
            <text:p>--forward -c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epistasis_test_cross-inverse_direction-4_choices-questions.txt</text:p>
          </table:table-cell>
          <table:table-cell table:style-name="ce6" office:value-type="string" calcext:value-type="string">
            <text:p>{bp_root}/inheritance-problems/epistasis_test_cross.py</text:p>
          </table:table-cell>
          <table:table-cell table:style-name="ce6" office:value-type="string" calcext:value-type="string">
            <text:p>--inverse -c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onohybrid_degrees_of_dominance-questions.txt</text:p>
          </table:table-cell>
          <table:table-cell table:style-name="ce6" office:value-type="string" calcext:value-type="string">
            <text:p>{bp_root}/inheritance-problems/monohybrid_degrees_of_dominanc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onohybrid_genotype_statements-questions.txt</text:p>
          </table:table-cell>
          <table:table-cell table:style-name="ce6" office:value-type="string" calcext:value-type="string">
            <text:p>{bp_root}/inheritance-problems/monohybrid_genotype_statement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cross_genotypes-with_hint-6_genes-questions.txt</text:p>
          </table:table-cell>
          <table:table-cell table:style-name="ce6" office:value-type="string" calcext:value-type="string">
            <text:p>{bp_root}/inheritance-problems/unique_cross_genotypes.py</text:p>
          </table:table-cell>
          <table:table-cell table:style-name="ce6" office:value-type="string" calcext:value-type="string">
            <text:p>--with-hint -n 6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cross_phenotypes-with_hint-6_genes-questions.txt</text:p>
          </table:table-cell>
          <table:table-cell table:style-name="ce6" office:value-type="string" calcext:value-type="string">
            <text:p>{bp_root}/inheritance-problems/unique_cross_phenotypes.py</text:p>
          </table:table-cell>
          <table:table-cell table:style-name="ce6" office:value-type="string" calcext:value-type="string">
            <text:p>--with-hint -n 6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gametes-with_hint-7_genes-questions.txt</text:p>
          </table:table-cell>
          <table:table-cell table:style-name="ce6" office:value-type="string" calcext:value-type="string">
            <text:p>{bp_root}/inheritance-problems/unique_gametes.py</text:p>
          </table:table-cell>
          <table:table-cell table:style-name="ce6" office:value-type="string" calcext:value-type="string">
            <text:p>--with-hint -n 7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ATCH-monohybrid_cross_genotype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monohybrid_cross_genotyp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dominant_and_X-linked_recessive-questions.txt</text:p>
          </table:table-cell>
          <table:table-cell table:style-name="ce6" office:value-type="string" calcext:value-type="string">
            <text:p>{bp_root}/inheritance-problems/dominant_and_X-linked_recessiv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oisson_flies-questions.txt</text:p>
          </table:table-cell>
          <table:table-cell table:style-name="ce6" office:value-type="string" calcext:value-type="string">
            <text:p>{bp_root}/inheritance-problems/poisson_flie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robabiliy_of_progeny-questions.txt</text:p>
          </table:table-cell>
          <table:table-cell table:style-name="ce6" office:value-type="string" calcext:value-type="string">
            <text:p>{bp_root}/inheritance-problems/probabiliy_of_progeny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MS-mitosis_and_meiosi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mitosis_and_meiosi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meiosis_prophase_1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iosis_prophase_1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meiosis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iosis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sex_determination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sex_determination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meiosis_prophase_1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iosis_prophase_1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meiosis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iosis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sex_determination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sex_determination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edigree_choice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edigree_match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chi_square_choices-questions.txt</text:p>
          </table:table-cell>
          <table:table-cell table:style-name="ce6" office:value-type="string" calcext:value-type="string">
            <text:p>{bp_root}/inheritance-problems/chisquare/chi_square_choice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chi_square_errors-questions.txt</text:p>
          </table:table-cell>
          <table:table-cell table:style-name="ce6" office:value-type="string" calcext:value-type="string">
            <text:p>{bp_root}/inheritance-problems/chisquare/chi_square_error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MS-chi-square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chi-square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ATCH-chi-square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chi-square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C-chi-square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i-square_term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ordered-centromere_distance-MC-questions.txt</text:p>
          </table:table-cell>
          <table:table-cell table:style-name="ce6" office:value-type="string" calcext:value-type="string">
            <text:p>{bp_root}/inheritance-problems/genemapping/tetrad_ordered-centromer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hree_gene-find_one_distance-MC-questions.txt</text:p>
          </table:table-cell>
          <table:table-cell table:style-name="ce6" office:value-type="string" calcext:value-type="string">
            <text:p>{bp_root}/inheritance-problems/genemapping/tetrad_unordered_three_gene-find_on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wo_gene-find_distance-MC-questions.txt</text:p>
          </table:table-cell>
          <table:table-cell table:style-name="ce6" office:value-type="string" calcext:value-type="string">
            <text:p>{bp_root}/inheritance-problems/genemapping/tetrad_unordered_two_gene-find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wo_gene-test_linkage-questions.txt</text:p>
          </table:table-cell>
          <table:table-cell table:style-name="ce6" office:value-type="string" calcext:value-type="string">
            <text:p>{bp_root}/inheritance-problems/genemapping/tetrad_unordered_two_gene-test_linkag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find_interence-MC-questions.txt</text:p>
          </table:table-cell>
          <table:table-cell table:style-name="ce6" office:value-type="string" calcext:value-type="string">
            <text:p>{bp_root}/inheritance-problems/genemapping/three-point_test_cross-find_intere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one_gene_distance-MC-questions.txt</text:p>
          </table:table-cell>
          <table:table-cell table:style-name="ce6" office:value-type="string" calcext:value-type="string">
            <text:p>{bp_root}/inheritance-problems/genemapping/three-point_test_cross-one_gen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DOUBLE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double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GENES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genes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PARENTAL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parental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cis-trans-questions.txt</text:p>
          </table:table-cell>
          <table:table-cell table:style-name="ce6" office:value-type="string" calcext:value-type="string">
            <text:p>{bp_root}/inheritance-problems/genemapping/two-point_test_cross-cis-tran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distance-MC-questions.txt</text:p>
          </table:table-cell>
          <table:table-cell table:style-name="ce6" office:value-type="string" calcext:value-type="string">
            <text:p>{bp_root}/inheritance-problems/genemapping/two-point_test_cross-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which_genotypes-PARENTAL-questions.txt</text:p>
          </table:table-cell>
          <table:table-cell table:style-name="ce6" office:value-type="string" calcext:value-type="string">
            <text:p>{bp_root}/inheritance-problems/genemapping/two-point_test_cross-which_genotypes.py</text:p>
          </table:table-cell>
          <table:table-cell table:style-name="ce6" office:value-type="string" calcext:value-type="string">
            <text:p>--parental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which_genotypes-RECOMBINANT-questions.txt</text:p>
          </table:table-cell>
          <table:table-cell table:style-name="ce6" office:value-type="string" calcext:value-type="string">
            <text:p>{bp_root}/inheritance-problems/genemapping/two-point_test_cross-which_genotypes.py</text:p>
          </table:table-cell>
          <table:table-cell table:style-name="ce6" office:value-type="string" calcext:value-type="string">
            <text:p>--recombinant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cytogenetic_notation-aneuploidy-questions.txt</text:p>
          </table:table-cell>
          <table:table-cell table:style-name="ce6" office:value-type="string" calcext:value-type="string">
            <text:p>{bp_root}/inheritance-problems/cytogenetic_notation-aneuploidy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cytogenetic_notation-rearrangements-questions.txt</text:p>
          </table:table-cell>
          <table:table-cell table:style-name="ce6" office:value-type="string" calcext:value-type="string">
            <text:p>{bp_root}/inheritance-problems/cytogenetic_notation-rearrangement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letter_translocation_problem_color-black-questions.txt</text:p>
          </table:table-cell>
          <table:table-cell table:style-name="ce6" office:value-type="string" calcext:value-type="string">
            <text:p>{bp_root}/inheritance-problems/letter_translocation_problem_color.py</text:p>
          </table:table-cell>
          <table:table-cell table:style-name="ce6" office:value-type="string" calcext:value-type="string">
            <text:p>--bw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letter_translocation_problem_color-questions.txt</text:p>
          </table:table-cell>
          <table:table-cell table:style-name="ce6" office:value-type="string" calcext:value-type="string">
            <text:p>{bp_root}/inheritance-problems/letter_translocation_problem_color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polyploid-gametes-questions.txt</text:p>
          </table:table-cell>
          <table:table-cell table:style-name="ce6" office:value-type="string" calcext:value-type="string">
            <text:p>{bp_root}/inheritance-problems/polyploid-gametes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polyploid-monoploid_v_haploid-questions.txt</text:p>
          </table:table-cell>
          <table:table-cell table:style-name="ce6" office:value-type="string" calcext:value-type="string">
            <text:p>{bp_root}/inheritance-problems/polyploid-monoploid_v_haploid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robertsonian-questions.txt</text:p>
          </table:table-cell>
          <table:table-cell table:style-name="ce6" office:value-type="string" calcext:value-type="string">
            <text:p>{bp_root}/inheritance-problems/robertsonian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translocation_meiosis_table-questions.txt</text:p>
          </table:table-cell>
          <table:table-cell table:style-name="ce6" office:value-type="string" calcext:value-type="string">
            <text:p>{bp_root}/inheritance-problems/translocation_meiosis_tabl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ATCH-chromosome_shap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chromosome_shap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C-chromosome_shap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romosome_shapes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4_genes-FRE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4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6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8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16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0</text:p>
          </table:table-cell>
          <table:table-cell table:style-name="ce6" office:value-type="string" calcext:value-type="string">
            <text:p>bbq-hardy_weinberg_mc_type-questions.txt</text:p>
          </table:table-cell>
          <table:table-cell table:style-name="ce6" office:value-type="string" calcext:value-type="string">
            <text:p>{bp_root}/inheritance-problems/hardy_weinberg_mc_type.py</text:p>
          </table:table-cell>
          <table:table-cell table:style-name="ce6" table:number-columns-repeated="3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0</text:p>
          </table:table-cell>
          <table:table-cell table:style-name="ce6" office:value-type="string" calcext:value-type="string">
            <text:p>bbq-TFMS-h-w_non-evolve_criteria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h-w_non-evolve_criteria.yml</text:p>
          </table:table-cell>
          <table:table-cell table:style-name="ce6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1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1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2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2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3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3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4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4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5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5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EASY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easy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MEDIUM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medium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RIGOROUS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rigorous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EASY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easy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MEDIUM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medium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RIGOROUS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rigorous</text:p>
          </table:table-cell>
          <table:table-cell table:style-name="ce6" table:number-columns-repeated="2"/>
          <table:table-cell/>
          <table:table-cell table:style-name="Default" table:number-columns-repeated="16376"/>
        </table:table-row>
        <table:table-row table:style-name="ro1">
          <table:table-cell table:style-name="ce20" office:value-type="string" calcext:value-type="string">
            <text:p>molecular_biology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beadle_tatum-metabolic_pathway-5_metabolites-questions.txt</text:p>
          </table:table-cell>
          <table:table-cell table:style-name="ce18" office:value-type="string" calcext:value-type="string">
            <text:p>{bp_root}/molecular_biology-problems/beadle_tatum-metabolic_pathway.py</text:p>
          </table:table-cell>
          <table:table-cell table:style-name="ce18" table:number-columns-repeated="4"/>
          <table:table-cell table:style-name="Default" table:number-columns-repeated="16376"/>
        </table:table-row>
        <table:table-row table:style-name="ro1" table:number-rows-repeated="1048408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table table:name="sub_biochem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5"/>
        <table:table-column table:style-name="co8" table:default-cell-style-name="Default"/>
        <table:table-column table:style-name="co8" table:number-columns-repeated="16376"/>
        <table:table-row table:style-name="ro2">
          <table:table-cell table:style-name="ce10" office:value-type="string" calcext:value-type="string">
            <text:p>chapter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script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notes</text:p>
          </table:table-cell>
          <table:table-cell table:style-name="ce14"/>
          <table:table-cell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1</text:p>
          </table:table-cell>
          <table:table-cell table:style-name="ce13" office:value-type="string" calcext:value-type="string">
            <text:p>{bp_root}/biochemistry-problems/PUBCHEM/which_macromolecule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1</text:p>
          </table:table-cell>
          <table:table-cell office:value-type="string" calcext:value-type="string">
            <text:p>{bp_root}/biochemistry-problems/which_hydrophobic-simple.py</text:p>
          </table:table-cell>
          <table:table-cell table:number-columns-repeated="5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buffers/optimal_buffering_range.py</text:p>
          </table:table-cell>
          <table:table-cell table:number-columns-repeated="5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2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3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4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equation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H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H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Ka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Ka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ratio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ratio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easy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medium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rigorous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3</text:p>
          </table:table-cell>
          <table:table-cell table:style-name="ce13" office:value-type="string" calcext:value-type="string">
            <text:p>{bp_root}/biochemistry-problems/PUBCHEM/which_amino_acid.py</text:p>
          </table:table-cell>
          <table:table-cell table:style-name="ce13" office:value-type="string" calcext:value-type="string">
            <text:p>--mc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3</text:p>
          </table:table-cell>
          <table:table-cell table:style-name="ce13" office:value-type="string" calcext:value-type="string">
            <text:p>{bp_root}/biochemistry-problems/PUBCHEM/which_amino_acid.py</text:p>
          </table:table-cell>
          <table:table-cell table:style-name="ce13" office:value-type="string" calcext:value-type="string">
            <text:p>--fib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office:value-type="string" calcext:value-type="string">
            <text:p>topic04</text:p>
          </table:table-cell>
          <table:table-cell office:value-type="string" calcext:value-type="string">
            <text:p>{bp_root}/biochemistry-problems/alpha_helix_h-bonds.py</text:p>
          </table:table-cell>
          <table:table-cell office:value-type="string" calcext:value-type="string">
            <text:p>--mc</text:p>
          </table:table-cell>
          <table:table-cell table:number-columns-repeated="4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4</text:p>
          </table:table-cell>
          <table:table-cell table:style-name="ce13" office:value-type="string" calcext:value-type="string">
            <text:p>{bp_root}/biochemistry-problems/alpha_helix_h-bonds.py</text:p>
          </table:table-cell>
          <table:table-cell table:style-name="ce13" office:value-type="string" calcext:value-type="string">
            <text:p>--ma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4</text:p>
          </table:table-cell>
          <table:table-cell table:style-name="ce13" office:value-type="string" calcext:value-type="string">
            <text:p>{bp_root}/biochemistry-problems/ionic_bond_amino_acids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5</text:p>
          </table:table-cell>
          <table:table-cell table:style-name="ce13" office:value-type="string" calcext:value-type="string">
            <text:p>{bp_root}/biochemistry-problems/isoelectric_one_protein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5</text:p>
          </table:table-cell>
          <table:table-cell table:style-name="ce13" office:value-type="string" calcext:value-type="string">
            <text:p>{bp_root}/biochemistry-problems/isoelectric_two_proteins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5</text:p>
          </table:table-cell>
          <table:table-cell table:style-name="ce13" office:value-type="string" calcext:value-type="string">
            <text:p>{bp_root}/biochemistry-problems/protein_gel_migration.py</text:p>
          </table:table-cell>
          <table:table-cell table:style-name="ce13" office:value-type="string" calcext:value-type="string">
            <text:p>--mc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5</text:p>
          </table:table-cell>
          <table:table-cell table:style-name="ce13" office:value-type="string" calcext:value-type="string">
            <text:p>{bp_root}/biochemistry-problems/protein_gel_migration.py</text:p>
          </table:table-cell>
          <table:table-cell table:style-name="ce13" office:value-type="string" calcext:value-type="string">
            <text:p>--num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7</text:p>
          </table:table-cell>
          <table:table-cell table:style-name="ce13" office:value-type="string" calcext:value-type="string">
            <text:p>{bp_root}/biochemistry-problems/metabolic_pathway_inhibitor.py</text:p>
          </table:table-cell>
          <table:table-cell table:style-name="ce13" office:value-type="string" calcext:value-type="string">
            <text:p>--biol301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7</text:p>
          </table:table-cell>
          <table:table-cell table:style-name="ce13" office:value-type="string" calcext:value-type="string">
            <text:p>{bp_root}/biochemistry-problems/metabolic_pathway_inhibitor.py</text:p>
          </table:table-cell>
          <table:table-cell table:style-name="ce13" office:value-type="string" calcext:value-type="string">
            <text:p>--bchm355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7</text:p>
          </table:table-cell>
          <table:table-cell table:style-name="ce13" office:value-type="string" calcext:value-type="string">
            <text:p>{bp_root}/biochemistry-problems/michaelis_menten_table-inhibition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7</text:p>
          </table:table-cell>
          <table:table-cell table:style-name="ce13" office:value-type="string" calcext:value-type="string">
            <text:p>{bp_root}/biochemistry-problems/michaelis_menten_table-Km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8</text:p>
          </table:table-cell>
          <table:table-cell table:style-name="ce13" office:value-type="string" calcext:value-type="string">
            <text:p>{bp_root}/biochemistry-problems/metabolic_pathway_allosteric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lassify_Fischer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lassify_Haworth.py</text:p>
          </table:table-cell>
          <table:table-cell table:style-name="ce13" office:value-type="string" calcext:value-type="string">
            <text:p>--fu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lassify_Haworth.py</text:p>
          </table:table-cell>
          <table:table-cell table:style-name="ce13" office:value-type="string" calcext:value-type="string">
            <text:p>--py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D_to_L_Fischer_configuration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D_to_L_Haworth_configuration.py</text:p>
          </table:table-cell>
          <table:table-cell table:style-name="ce13" table:number-columns-repeated="3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onvert_Haworth_to_Fischer.py</text:p>
          </table:table-cell>
          <table:table-cell table:style-name="ce13" office:value-type="string" calcext:value-type="string">
            <text:p>--fu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onvert_Haworth_to_Fischer.py</text:p>
          </table:table-cell>
          <table:table-cell table:style-name="ce13" office:value-type="string" calcext:value-type="string">
            <text:p>--py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onvert_Fischer_to_Haworth.py</text:p>
          </table:table-cell>
          <table:table-cell table:style-name="ce13" office:value-type="string" calcext:value-type="string">
            <text:p>--fu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>
          <table:table-cell table:style-name="ce11" office:value-type="string" calcext:value-type="string">
            <text:p>biochemistry</text:p>
          </table:table-cell>
          <table:table-cell table:style-name="ce13" office:value-type="string" calcext:value-type="string">
            <text:p>topic09</text:p>
          </table:table-cell>
          <table:table-cell table:style-name="ce13" office:value-type="string" calcext:value-type="string">
            <text:p>{bp_root}/biochemistry-problems/carbohydrates_classification/convert_Fischer_to_Haworth.py</text:p>
          </table:table-cell>
          <table:table-cell table:style-name="ce13" office:value-type="string" calcext:value-type="string">
            <text:p>--pyran</text:p>
          </table:table-cell>
          <table:table-cell table:style-name="ce13" table:number-columns-repeated="2"/>
          <table:table-cell table:number-columns-repeated="2"/>
          <table:table-cell table:style-name="ce12" table:number-columns-repeated="16376"/>
        </table:table-row>
        <table:table-row table:style-name="ro2" table:number-rows-repeated="1048535">
          <table:table-cell table:number-columns-repeated="8"/>
          <table:table-cell table:style-name="ce12" table:number-columns-repeated="16376"/>
        </table:table-row>
        <table:table-row table:style-name="ro2">
          <table:table-cell table:number-columns-repeated="8"/>
          <table:table-cell table:style-name="ce12" table:number-columns-repeated="16376"/>
        </table:table-row>
      </table:table>
      <table:named-expressions/>
      <table:database-ranges>
        <table:database-range table:name="__Anonymous_Sheet_DB__0" table:target-range-address="bbq_tasks.A1:bbq_tasks.G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sub_biochem.A1:sub_biochem.F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="PT Sans Narrow" fo:font-family="'PT Sans Narrow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3:29:02.90057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2T13:41:05.273712000</dc:date>
    <meta:editing-duration>PT11H24M19S</meta:editing-duration>
    <meta:editing-cycles>8</meta:editing-cycles>
    <meta:generator>LibreOffice/25.8.4.2$MacOSX_AARCH64 LibreOffice_project/290daaa01b999472f0c7a3890eb6a550fd74c6df</meta:generator>
    <meta:document-statistic meta:table-count="2" meta:cell-count="945" meta:object-count="0"/>
  </office:meta>
</office:document-meta>
</file>